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689in"/>
    </style:style>
    <style:style style:name="co3" style:family="table-column">
      <style:table-column-properties fo:break-before="auto" style:column-width="1.97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1.1091in" fo:break-before="auto" style:use-optimal-row-height="true"/>
    </style:style>
    <style:style style:name="ro7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6d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f7d1d5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6d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f7d1d5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1" table:number-columns-repeated="3" table:default-cell-style-name="Default"/>
        <table:table-row table:style-name="ro1">
          <table:table-cell/>
          <table:table-cell table:style-name="ce7" office:value-type="string" calcext:value-type="string">
            <text:p>Item</text:p>
          </table:table-cell>
          <table:table-cell table:style-name="ce9" office:value-type="string" calcext:value-type="string">
            <text:p><text:a xlink:href="https://www.ign.com/wikis/the-legend-of-zelda-hd/Rupees" xlink:type="simple">Rupees</text:a></text:p>
          </table:table-cell>
          <table:table-cell table:style-name="ce7" office:value-type="string" calcext:value-type="string">
            <text:p>Loc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<text:a xlink:href="https://www.ign.com/wikis/the-legend-of-zelda-hd/Arrow" xlink:type="simple">Arrow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 <text:a xlink:href="https://www.ign.com/wikis/the-legend-of-zelda-hd/Stables" xlink:type="simple">Stables</text:a> </text:p>
            <text:p><text:a xlink:href="https://www.ign.com/wikis/the-legend-of-zelda-hd/Kara_Kara_Bazaar" xlink:type="simple">Kara Kara Bazaar</text:a>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<text:a xlink:href="https://www.ign.com/wikis/the-legend-of-zelda-hd/Arrow" xlink:type="simple">Arrow</text:a> x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ost <text:a xlink:href="https://www.ign.com/wikis/the-legend-of-zelda-hd/Stables" xlink:type="simple">Stables</text:a> </text:p>
            <text:p><text:a xlink:href="https://www.ign.com/wikis/the-legend-of-zelda-hd/Kara_Kara_Bazaar" xlink:type="simple">Kara Kara Bazaar</text:a>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<text:a xlink:href="https://www.ign.com/wikis/the-legend-of-zelda-hd/Cold_Darner" xlink:type="simple">Cold Darner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ign.com/wikis/the-legend-of-zelda-hd/Woodland_Stable" xlink:type="simple">Woodland Stable</text:a></text:p>
            <text:p><text:a xlink:href="https://www.ign.com/wikis/the-legend-of-zelda-hd/Kara_Kara_Bazaar" xlink:type="simple">Kara Kara Bazaar</text:a>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<text:a xlink:href="https://www.ign.com/wikis/the-legend-of-zelda-hd/Electric_Darner" xlink:type="simple">Electric Darner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ign.com/wikis/the-legend-of-zelda-hd/Riverside_Stable" xlink:type="simple">Riverside Stable</text:a>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<text:a xlink:href="https://www.ign.com/wikis/the-legend-of-zelda-hd/Fireproof_Lizard" xlink:type="simple">Fireproof Lizard</text:a>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https://www.ign.com/wikis/the-legend-of-zelda-hd/South_Akkala_Stable" xlink:type="simple">South Akkala Stable</text:a>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<text:a xlink:href="https://www.ign.com/wikis/the-legend-of-zelda-hd/Hearty_Lizard" xlink:type="simple">Hearty Lizard</text:a>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a xlink:href="https://www.ign.com/wikis/the-legend-of-zelda-hd/Foothill_Stable" xlink:type="simple">Foothill Stable</text:a></text:p>
            <text:p><text:a xlink:href="https://www.ign.com/wikis/the-legend-of-zelda-hd/Gerudo_Canyon_Stable" xlink:type="simple">Gerudo Canyon Stable</text:a></text:p>
            <text:p><text:a xlink:href="https://www.ign.com/wikis/the-legend-of-zelda-hd/Highland_Stable" xlink:type="simple">Highland Stable</text:a></text:p>
            <text:p><text:a xlink:href="https://www.ign.com/wikis/the-legend-of-zelda-hd/Outskirt_Stable" xlink:type="simple">Outskirt Stable</text:a></text:p>
            <text:p><text:a xlink:href="https://www.ign.com/wikis/the-legend-of-zelda-hd/Woodland_Stable" xlink:type="simple">Woodland Stable</text:a>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<text:a xlink:href="https://www.ign.com/wikis/the-legend-of-zelda-hd/Hearty_Radish" xlink:type="simple">Hearty Radish</text:a>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s://www.ign.com/wikis/the-legend-of-zelda-hd/East_Akkala_Stable" xlink:type="simple">East Akkala Stable</text:a>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<text:a xlink:href="https://www.ign.com/wikis/the-legend-of-zelda-hd/Hightail_Lizard" xlink:type="simple">Hightail Lizard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ign.com/wikis/the-legend-of-zelda-hd/South_Akkala_Stable" xlink:type="simple">South Akkala Stable</text:a></text:p>
            <text:p><text:a xlink:href="https://www.ign.com/wikis/the-legend-of-zelda-hd/Lakeside_Stable" xlink:type="simple">Lakeside Stable</text:a>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<text:a xlink:href="https://www.ign.com/wikis/the-legend-of-zelda-hd/Hot-Footed_Frog" xlink:type="simple">Hot-Footed Frog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ign.com/wikis/the-legend-of-zelda-hd/Dueling_Peaks_Stable" xlink:type="simple">Dueling Peaks Stable</text:a></text:p>
            <text:p><text:a xlink:href="https://www.ign.com/wikis/the-legend-of-zelda-hd/Outskirt_Stable" xlink:type="simple">Outskirt Stable</text:a></text:p>
            <text:p><text:a xlink:href="https://www.ign.com/wikis/the-legend-of-zelda-hd/Wetland_Stable" xlink:type="simple">Wetland Stable</text:a>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<text:a xlink:href="https://www.ign.com/wikis/the-legend-of-zelda-hd/Octo_Balloon" xlink:type="simple">Octo Balloon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s://www.ign.com/wikis/the-legend-of-zelda-hd/Dueling_Peaks_Stable" xlink:type="simple">Dueling Peaks Stable</text:a></text:p>
            <text:p><text:a xlink:href="https://www.ign.com/wikis/the-legend-of-zelda-hd/Highland_Stable" xlink:type="simple">Highland Stable</text:a>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<text:a xlink:href="https://www.ign.com/wikis/the-legend-of-zelda-hd/Restless_Cricket" xlink:type="simple">Restless Cricket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ign.com/wikis/the-legend-of-zelda-hd/Dueling_Peaks_Stable" xlink:type="simple">Dueling Peaks Stable</text:a></text:p>
            <text:p><text:a xlink:href="https://www.ign.com/wikis/the-legend-of-zelda-hd/Outskirt_Stable" xlink:type="simple">Outskirt Stable</text:a>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<text:a xlink:href="https://www.ign.com/wikis/the-legend-of-zelda-hd/Smotherwing_Butterfly" xlink:type="simple">Smotherwing Butterfly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ign.com/wikis/the-legend-of-zelda-hd/East_Akkala_Stable" xlink:type="simple">East Akkala Stable</text:a></text:p>
            <text:p><text:a xlink:href="https://www.ign.com/wikis/the-legend-of-zelda-hd/Wetland_Stable" xlink:type="simple">Wetland Stable</text:a>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<text:a xlink:href="https://www.ign.com/wikis/the-legend-of-zelda-hd/Summerwing_Butterfly" xlink:type="simple">Summerwing Butterfly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ign.com/wikis/the-legend-of-zelda-breath-of-the-wild/edit/Kara%20Kara%20Bazaar" xlink:type="simple">Kara Kara Bazaar</text:a></text:p>
            <text:p><text:a xlink:href="https://www.ign.com/wikis/the-legend-of-zelda-hd/Snowfield_Stable" xlink:type="simple">Snowfield Stable</text:a></text:p>
            <text:p><text:a xlink:href="https://www.ign.com/wikis/the-legend-of-zelda-hd/Tabantha_Bridge_Stable" xlink:type="simple">Tabantha Bridge Stable</text:a>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<text:a xlink:href="https://www.ign.com/wikis/the-legend-of-zelda-hd/Sunset_Firefly" xlink:type="simple">Sunset Firefly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ign.com/wikis/the-legend-of-zelda-hd/Highland_Stable" xlink:type="simple">Highland Stable</text:a></text:p>
            <text:p><text:a xlink:href="https://www.ign.com/wikis/the-legend-of-zelda-hd/Rito_Stable" xlink:type="simple">Rito Stable</text:a></text:p>
            <text:p><text:a xlink:href="https://www.ign.com/wikis/the-legend-of-zelda-hd/Serenne_Stable" xlink:type="simple">Serenne Stable</text:a>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<text:a xlink:href="https://www.ign.com/wikis/the-legend-of-zelda-hd/Swift_Carrot" xlink:type="simple">Swift Carrot</text:a>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a xlink:href="https://www.ign.com/wikis/the-legend-of-zelda-hd/East_Akkala_Stable" xlink:type="simple">East </text:a><text:a xlink:href="https://www.ign.com/wikis/the-legend-of-zelda-hd/Akkala" xlink:type="simple">Akkala</text:a><text:a xlink:href="https://www.ign.com/wikis/the-legend-of-zelda-hd/East_Akkala_Stable" xlink:type="simple">Stable</text:a>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<text:a xlink:href="https://www.ign.com/wikis/the-legend-of-zelda-hd/Thunderwing_Butterfly" xlink:type="simple">Thunderwing Butterfly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ign.com/wikis/the-legend-of-zelda-hd/Lakeside_Stable" xlink:type="simple">Lakeside Stable</text:a></text:p>
            <text:p><text:a xlink:href="https://www.ign.com/wikis/the-legend-of-zelda-hd/Riverside_Stable" xlink:type="simple">Riverside Stable</text:a></text:p>
            <text:p><text:a xlink:href="https://www.ign.com/wikis/the-legend-of-zelda-hd/Tabantha" xlink:type="simple">Tabantha</text:a><text:a xlink:href="https://www.ign.com/wikis/the-legend-of-zelda-hd/Tabantha_Bridge_Stable" xlink:type="simple">Bridge Stable</text:a></text:p>
          </table:table-cell>
          <table:table-cell table:number-columns-repeated="3"/>
        </table:table-row>
        <table:table-row table:style-name="ro6">
          <table:table-cell/>
          <table:table-cell office:value-type="string" calcext:value-type="string">
            <text:p><text:a xlink:href="https://www.ign.com/wikis/the-legend-of-zelda-hd/Tireless_Frog" xlink:type="simple">Tireless Frog</text:a>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a xlink:href="https://www.ign.com/wikis/the-legend-of-zelda-hd/Foothill_Stable" xlink:type="simple">Foothill Stable</text:a></text:p>
            <text:p><text:a xlink:href="https://www.ign.com/wikis/the-legend-of-zelda-breath-of-the-wild/edit/Kara%20Kara%20Bazaar" xlink:type="simple">Kara Kara Bazaar</text:a></text:p>
            <text:p><text:a xlink:href="https://www.ign.com/wikis/the-legend-of-zelda-hd/Lakeside_Stable" xlink:type="simple">Lakeside Stable</text:a></text:p>
            <text:p><text:a xlink:href="https://www.ign.com/wikis/the-legend-of-zelda-hd/Rito_Stable" xlink:type="simple">Rito Stable</text:a></text:p>
            <text:p><text:a xlink:href="https://www.ign.com/wikis/the-legend-of-zelda-hd/Riverside_Stable" xlink:type="simple">Riverside Stable</text:a></text:p>
            <text:p><text:a xlink:href="https://www.ign.com/wikis/the-legend-of-zelda-hd/Serenne_Stable" xlink:type="simple">Serenne Stable</text:a></text:p>
            <text:p><text:a xlink:href="https://www.ign.com/wikis/the-legend-of-zelda-hd/Wetland_Stable" xlink:type="simple">Wetland Stable</text:a></text:p>
          </table:table-cell>
          <table:table-cell table:number-columns-repeated="2"/>
          <table:table-cell office:value-type="string" calcext:value-type="string">
            <text:p>https://game8.co/games/LoZ-BotW/archives/294226</text:p>
          </table:table-cell>
        </table:table-row>
        <table:table-row table:style-name="ro7">
          <table:table-cell/>
          <table:table-cell office:value-type="string" calcext:value-type="string">
            <text:p><text:a xlink:href="https://www.ign.com/wikis/the-legend-of-zelda-hd/Warm_Darner" xlink:type="simple">Warm Darner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ign.com/wikis/the-legend-of-zelda-hd/Gerudo_Canyon_Stable" xlink:type="simple">Gerudo Canyon Stable</text:a></text:p>
            <text:p><text:a xlink:href="https://www.ign.com/wikis/the-legend-of-zelda-hd/Rito_Stable" xlink:type="simple">Rito Stable</text:a></text:p>
            <text:p><text:a xlink:href="https://www.ign.com/wikis/the-legend-of-zelda-hd/Serenne_Stable" xlink:type="simple">Serenne Stable</text:a></text:p>
            <text:p><text:a xlink:href="https://www.ign.com/wikis/the-legend-of-zelda-hd/Snowfield_Stable" xlink:type="simple">Snowfield Stable</text:a>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<text:a xlink:href="https://www.ign.com/wikis/the-legend-of-zelda-hd/Winterwing_Butterfly" xlink:type="simple">Winterwing Butterfly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ign.com/wikis/the-legend-of-zelda-hd/Gerudo_Canyon_Stable" xlink:type="simple">Gerudo Canyon Stable</text:a><text:a xlink:href="https://www.ign.com/wikis/the-legend-of-zelda-hd/Tabantha_Bridge_Stable" xlink:type="simple">Tabantha Bridge Stable</text:a>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8T22:36:37.363550413</meta:creation-date>
    <meta:editing-duration>PT54S</meta:editing-duration>
    <meta:editing-cycles>2</meta:editing-cycles>
    <meta:generator>LibreOffice/7.3.4.2$Linux_X86_64 LibreOffice_project/30$Build-2</meta:generator>
    <dc:date>2022-09-18T22:37:26.792028524</dc:date>
    <meta:document-statistic meta:table-count="1" meta:cell-count="61" meta:object-count="0"/>
  </office:meta>
</office:document-meta>
</file>